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ys Circle of Stars Schedul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aturday</text:p>
            <text:p text:style-name="P3"/>
            <text:p text:style-name="P5">Level 6</text:p>
            <text:p text:style-name="P5"/>
            <text:p text:style-name="P4">8:00 - 8:30 Check in and Open <text:s/>Stretch</text:p>
            <text:p text:style-name="P4">8:30 - 9:00 Announcements and National Anthem</text:p>
            <text:p text:style-name="P4">9:00 - 11:30 Competition</text:p>
            <text:p text:style-name="P4">11:30 Awards</text:p>
            <text:p text:style-name="P4"/>
            <text:p text:style-name="P5">Level 7 and 8</text:p>
            <text:p text:style-name="P3"/>
            <text:p text:style-name="P4">11:30 - 12:00 Check in and Open <text:s/>Stretch</text:p>
            <text:p text:style-name="P4">12:00 - 12:30 Announcements and National Anthem</text:p>
            <text:p text:style-name="P4">12:30 - 3:00 Competition</text:p>
            <text:p text:style-name="P4">3:00 Awards</text:p>
            <text:p text:style-name="P4"/>
            <text:p text:style-name="P5">Level 9 and 10</text:p>
            <text:p text:style-name="P3"/>
            <text:p text:style-name="P4">3:00 -3:30 Check in and Open <text:s/>Stretch</text:p>
            <text:p text:style-name="P4">3:30 - 4:00 Announcements and National Anthem</text:p>
            <text:p text:style-name="P4">4:00- 6:30 Competition</text:p>
            <text:p text:style-name="P4">6:30 Awards</text:p>
            <text:p text:style-name="P4"/>
            <text:p text:style-name="P4"/>
          </table:table-cell>
          <table:table-cell table:style-name="Table1.B1" office:value-type="string">
            <text:p text:style-name="P5">Sunday</text:p>
            <text:p text:style-name="P5"/>
            <text:p text:style-name="P5">Level 4 and 5</text:p>
            <text:p text:style-name="P5"/>
            <text:p text:style-name="P4">8:00 - 8:30 Check in and Open <text:s/>Stretch</text:p>
            <text:p text:style-name="P4">8:30 - 9:00 Announcements and National Anthem</text:p>
            <text:p text:style-name="P4">9:00-11:30 Competition</text:p>
            <text:p text:style-name="P6">11:30 Awards</text:p>
            <text:p text:style-name="P6"/>
            <text:p text:style-name="P5">Level 4 and 5</text:p>
            <text:p text:style-name="P5"/>
            <text:p text:style-name="P4">11:30 - 12:00 Check in and Open <text:s/>Stretch</text:p>
            <text:p text:style-name="P4">12:00 - 12:30 Announcements and National Anthem</text:p>
            <text:p text:style-name="P4">12:30 - 3:00 Competition</text:p>
            <text:p text:style-name="P6">3:00 Award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d Ford</meta:initial-creator>
    <meta:creation-date>2012-01-09T15:12:24.96</meta:creation-date>
    <dc:date>2012-01-10T10:54:16.52</dc:date>
    <dc:creator>Chad Ford</dc:creator>
    <meta:editing-duration>PT26M30S</meta:editing-duration>
    <meta:editing-cycles>2</meta:editing-cycles>
    <meta:generator>OpenOffice.org/3.3$Win32 OpenOffice.org_project/330m20$Build-9567</meta:generator>
    <meta:document-statistic meta:table-count="1" meta:image-count="0" meta:object-count="0" meta:page-count="1" meta:paragraph-count="28" meta:word-count="126" meta:character-count="698"/>
  </office:meta>
</office:document-meta>
</file>